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4F900001A5600001A5662FD026EDBAFA3B1.svg" manifest:media-type="image/svg+xml"/>
  <manifest:file-entry manifest:full-path="Pictures/10000001000000FF000000FF66D85D895C5CE038.png" manifest:media-type="image/png"/>
  <manifest:file-entry manifest:full-path="Pictures/1000000100000200000002004664B68DEC21F287.png" manifest:media-type="image/png"/>
  <manifest:file-entry manifest:full-path="Pictures/10000001000004000000040004CA4EF1C924487F.png" manifest:media-type="image/png"/>
  <manifest:file-entry manifest:full-path="Pictures/10000001000007D0000007D0DFCEFD9CFDB1CA6E.png" manifest:media-type="image/png"/>
  <manifest:file-entry manifest:full-path="Pictures/10000001000002C3000002C32D4ABFD783D39FB9.png" manifest:media-type="image/png"/>
  <manifest:file-entry manifest:full-path="Pictures/100022F40000675A0000675AB1BDAEFA16E4E2FA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 Black" svg:font-family="'Noto Sans CJK HK Black'" style:font-adornments="Black" style:font-family-generic="swiss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1" svg:font-family="'Noto Sans CJK TC'" style:font-family-generic="swiss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思源黑體 TW" svg:font-family="'思源黑體 TW'" style:font-family-generic="swiss" style:font-pitch="variable"/>
    <style:font-face style:name="文泉驛正黑" svg:font-family="文泉驛正黑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預設-title">
      <style:graphic-properties draw:auto-grow-height="true" fo:min-height="4.505cm" loext:decorative="false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預設-title">
      <style:graphic-properties fo:min-height="6.741cm" loext:decorative="false"/>
      <style:paragraph-properties style:writing-mode="lr-tb"/>
    </style:style>
    <style:style style:name="pr4" style:family="presentation" style:parent-style-name="預設-title">
      <style:graphic-properties fo:min-height="5.521cm" loext:decorative="false"/>
      <style:paragraph-properties style:writing-mode="lr-tb"/>
    </style:style>
    <style:style style:name="pr5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預設-title">
      <style:graphic-properties fo:min-height="3.18cm" loext:decorative="false"/>
      <style:paragraph-properties style:writing-mode="lr-tb"/>
    </style:style>
    <style:style style:name="pr7" style:family="presentation" style:parent-style-name="預設-outline1">
      <style:graphic-properties fo:min-height="10.7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" fo:font-weight="bold" style:font-name-asian="Noto Sans CJK TC Black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1" fo:font-size="66pt" style:font-size-asian="66pt" style:font-size-complex="66pt"/>
    </style:style>
    <style:style style:name="P6" style:family="paragraph">
      <style:paragraph-properties fo:text-align="start"/>
      <style:text-properties style:font-name="Noto Serif CJK TC Black" style:font-name-asian="Noto Serif CJK TC Black"/>
    </style:style>
    <style:style style:name="P7" style:family="paragraph">
      <style:paragraph-properties fo:text-align="start"/>
      <style:text-properties style:font-name="Noto Serif CJK TC Black" fo:font-size="60pt" fo:font-weight="bold" style:font-name-asian="Noto Serif CJK TC Black" style:font-size-asian="60pt" style:font-weight-asian="bold" style:font-size-complex="60pt" style:font-weight-complex="bold"/>
    </style:style>
    <style:style style:name="T1" style:family="text">
      <style:text-properties style:font-name="Noto Sans CJK TC Black" fo:font-weight="bold" style:font-name-asian="Noto Sans CJK TC Black" style:font-weight-asian="bold" style:font-weight-complex="bold"/>
    </style:style>
    <style:style style:name="T2" style:family="text">
      <style:text-properties style:font-name="Noto Sans CJK TC Black1" fo:font-size="66pt" style:font-size-asian="66pt" style:font-size-complex="66pt"/>
    </style:style>
    <style:style style:name="T3" style:family="text">
      <style:text-properties style:font-name="Noto Sans CJK TC Black1" fo:font-size="66pt" style:font-name-asian="Noto Sans CJK TC Black1" style:font-size-asian="66pt" style:font-size-complex="66pt"/>
    </style:style>
    <style:style style:name="T4" style:family="text">
      <style:text-properties style:font-name="Noto Serif CJK TC Black" fo:font-size="54pt" fo:font-weight="bold" style:font-name-asian="Noto Serif CJK TC Black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B1BDAEFA16E4E2FA.svg" xlink:type="simple" xlink:show="embed" xlink:actuate="onLoad" draw:mime-type="image/svg+xml">
            <text:p/>
          </draw:image>
          <draw:image xlink:href="Pictures/10000001000002C3000002C32D4ABFD783D39FB9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04CA4EF1C924487F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4664B68DEC21F2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62FD026EDBAFA3B1.svg" xlink:type="simple" xlink:show="embed" xlink:actuate="onLoad" draw:mime-type="image/svg+xml">
            <text:p/>
          </draw:image>
          <draw:image xlink:href="Pictures/10000001000000FF000000FF66D85D895C5CE03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7" draw:layer="layout" svg:width="19.13cm" svg:height="8.218cm" svg:x="13.37cm" svg:y="5.416cm" presentation:class="title" presentation:user-transformed="true">
          <draw:text-box>
            <text:p text:style-name="P6"><text:span text:style-name="T4">請愛用</text:span><text:span text:style-name="T4"><text:line-break/></text:span><text:span text:style-name="T4">RSS feed</text:span><text:span text:style-name="T4"><text:line-break/></text:span><text:span text:style-name="T4">救救被演算法控制的腦</text:span></text:p>
          </draw:text-box>
        </draw:frame>
        <draw:frame draw:style-name="gr3" draw:text-style-name="P3" draw:layer="layout" svg:width="8cm" svg:height="8cm" svg:x="4cm" svg:y="5.525cm" presentation:class="graphic" presentation:user-transformed="true">
          <draw:image xlink:href="Pictures/10000001000007D0000007D0DFCEFD9CFDB1CA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預設" presentation:presentation-page-layout-name="AL2T1">
        <office:forms form:automatic-focus="false" form:apply-design-mode="false"/>
        <draw:frame presentation:style-name="pr6" draw:layer="layout" svg:width="30.481cm" svg:height="3.18cm" svg:x="1.69cm" svg:y="0.758cm" presentation:class="title" presentation:placeholder="true">
          <draw:text-box/>
        </draw:frame>
        <draw:frame presentation:style-name="pr7" draw:layer="layout" svg:width="30.481cm" svg:height="11.047cm" svg:x="1.69cm" svg:y="4.45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 Black" svg:font-family="'Noto Sans CJK HK Black'" style:font-adornments="Black" style:font-family-generic="swiss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1" svg:font-family="'Noto Sans CJK TC'" style:font-family-generic="swiss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思源黑體 TW" svg:font-family="'思源黑體 TW'" style:font-family-generic="swiss" style:font-pitch="variable"/>
    <style:font-face style:name="文泉驛正黑" svg:font-family="文泉驛正黑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3-09-30T21:43:02.560024535</dc:date>
    <meta:editing-duration>PT40M10S</meta:editing-duration>
    <meta:editing-cycles>5</meta:editing-cycles>
    <meta:generator>LibreOffice/7.6.1.2$Linux_X86_64 LibreOffice_project/60$Build-2</meta:generator>
    <meta:document-statistic meta:object-count="39"/>
  </office:meta>
</office:document-meta>
</file>